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4" style:family="graphic" style:parent-style-name="standard">
      <style:graphic-properties svg:stroke-color="#000000" draw:fill="none" draw:textarea-vertical-align="bottom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2.9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1cm" fo:min-width="2.7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6cm" fo:min-width="0cm"/>
    </style:style>
    <style:style style:name="gr9" style:family="graphic" style:parent-style-name="standard">
      <style:graphic-properties draw:fill-color="#ff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1.699cm" svg:height="1.999cm" svg:x="0.5cm" svg:y="8.941cm" svg:viewBox="0 0 1700 2000" draw:points="1400,0 0,1200 1700,2000">
          <text:p/>
        </draw:polygon>
        <draw:rect draw:style-name="gr2" draw:text-style-name="P1" draw:layer="layout" svg:width="13cm" svg:height="1.2cm" svg:x="0.3cm" svg:y="3.3cm">
          <text:p/>
        </draw:rect>
        <draw:custom-shape draw:style-name="gr3" draw:text-style-name="P1" draw:layer="layout" svg:width="0.9cm" svg:height="3.6cm" draw:transform="rotate (1.5707963267946) translate (0.5cm 5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9cm" svg:height="4.4cm" draw:transform="rotate (1.5707963267946) translate (4.2cm 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9cm" svg:height="12.8cm" draw:transform="rotate (1.5707963267946) translate (0.3cm 2.5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layer="layout" svg:width="5.756cm" svg:height="0.963cm" svg:x="3.444cm" svg:y="0.241cm">
          <draw:text-box>
            <text:p>Total Array of <text:s/>DoF</text:p>
          </draw:text-box>
        </draw:frame>
        <draw:frame draw:style-name="gr6" draw:text-style-name="P2" draw:layer="layout" svg:width="3.44cm" svg:height="1.361cm" svg:x="0.2cm" svg:y="5.925cm">
          <draw:text-box>
            <text:p text:style-name="P1"><text:span text:style-name="T1">V Tetrahedral</text:span></text:p>
            <text:p text:style-name="P1"><text:span text:style-name="T1">Vertices</text:span></text:p>
          </draw:text-box>
        </draw:frame>
        <draw:frame draw:style-name="gr7" draw:text-style-name="P2" draw:layer="layout" svg:width="3.313cm" svg:height="1.916cm" svg:x="4.804cm" svg:y="6cm">
          <draw:text-box>
            <text:p text:style-name="P1"><text:span text:style-name="T1">E(d-1) Edge </text:span><text:span text:style-name="T1"><text:line-break/></text:span><text:span text:style-name="T1">Control</text:span></text:p>
            <text:p text:style-name="P1"><text:span text:style-name="T1">Points</text:span></text:p>
          </draw:text-box>
        </draw:frame>
        <draw:custom-shape draw:style-name="gr3" draw:text-style-name="P1" draw:layer="layout" svg:width="0.9cm" svg:height="4.4cm" draw:transform="rotate (1.5707963267946) translate (8.8cm 6.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2" draw:layer="layout" svg:width="3.996cm" svg:height="3.026cm" svg:x="9.404cm" svg:y="6.2cm">
          <draw:text-box>
            <text:p text:style-name="P1"><text:span text:style-name="T1">Tr(d-1)(d-2)/2</text:span></text:p>
            <text:p text:style-name="P1"><text:span text:style-name="T1">Triangle </text:span><text:span text:style-name="T1"><text:line-break/></text:span><text:span text:style-name="T1">Control</text:span></text:p>
            <text:p text:style-name="P1"><text:span text:style-name="T1">Points</text:span></text:p>
          </draw:text-box>
        </draw:frame>
        <draw:circle draw:style-name="gr9" draw:text-style-name="P1" draw:layer="layout" svg:width="0.3cm" svg:height="0.3cm" svg:x="2cm" svg:y="10.8cm">
          <text:p/>
        </draw:circle>
        <draw:circle draw:style-name="gr9" draw:text-style-name="P1" draw:layer="layout" svg:width="0.3cm" svg:height="0.3cm" svg:x="0.4cm" svg:y="10cm">
          <text:p/>
        </draw:circle>
        <draw:circle draw:style-name="gr9" draw:text-style-name="P1" draw:layer="layout" svg:width="0.3cm" svg:height="0.3cm" svg:x="1.7cm" svg:y="8.8cm">
          <text:p/>
        </draw:circle>
        <draw:circle draw:style-name="gr9" draw:text-style-name="P1" draw:layer="layout" svg:width="0.3cm" svg:height="0.3cm" svg:x="10.7cm" svg:y="10.241cm">
          <text:p/>
        </draw:circle>
        <draw:circle draw:style-name="gr9" draw:text-style-name="P1" draw:layer="layout" svg:width="0.3cm" svg:height="0.3cm" svg:x="11.4cm" svg:y="10.641cm">
          <text:p/>
        </draw:circle>
        <draw:circle draw:style-name="gr9" draw:text-style-name="P1" draw:layer="layout" svg:width="0.3cm" svg:height="0.3cm" svg:x="11.2cm" svg:y="9.841cm">
          <text:p/>
        </draw:circle>
        <draw:polygon draw:style-name="gr1" draw:text-style-name="P1" draw:layer="layout" svg:width="1.699cm" svg:height="1.999cm" svg:x="5.3cm" svg:y="9.141cm" svg:viewBox="0 0 1700 2000" draw:points="1400,0 0,1200 1700,2000">
          <text:p/>
        </draw:polygon>
        <draw:circle draw:style-name="gr9" draw:text-style-name="P1" draw:layer="layout" svg:width="0.3cm" svg:height="0.3cm" svg:x="5.6cm" svg:y="10.441cm">
          <text:p/>
        </draw:circle>
        <draw:circle draw:style-name="gr9" draw:text-style-name="P1" draw:layer="layout" svg:width="0.3cm" svg:height="0.3cm" svg:x="6.3cm" svg:y="10.7cm">
          <text:p/>
        </draw:circle>
        <draw:polygon draw:style-name="gr1" draw:text-style-name="P1" draw:layer="layout" svg:width="1.699cm" svg:height="1.999cm" svg:x="10.2cm" svg:y="9.241cm" svg:viewBox="0 0 1700 2000" draw:points="1400,0 0,1200 1700,200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41cm" fo:margin-bottom="0.007cm" fo:margin-left="0cm" fo:margin-right="0cm" fo:page-width="14cm" fo:page-height="1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vé Delingette</meta:initial-creator>
    <meta:creation-date>2014-02-12T08:45:36.97</meta:creation-date>
    <dc:date>2015-07-21T09:43:21.87</dc:date>
    <dc:creator>Herve Delingette</dc:creator>
    <meta:editing-duration>PT10M8S</meta:editing-duration>
    <meta:editing-cycles>2</meta:editing-cycles>
    <meta:generator>OpenOffice/4.1.1$Win32 OpenOffice.org_project/411m6$Build-9775</meta:generator>
    <meta:document-statistic meta:object-count="20"/>
  </office:meta>
</office:document-meta>
</file>